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ect1" style:list-style-name=""/>
    <style:style style:name="P19" style:family="paragraph" style:parent-style-name="sect1">
      <style:paragraph-properties fo:break-before="page"/>
    </style:style>
    <style:style style:name="P20" style:family="paragraph" style:parent-style-name="sect2" style:list-style-name=""/>
    <style:style style:name="P21" style:family="paragraph" style:parent-style-name="sect2">
      <style:paragraph-properties fo:break-before="page"/>
    </style:style>
    <style:style style:name="P22" style:family="paragraph" style:parent-style-name="sect3" style:list-style-name=""/>
    <style:style style:name="P23" style:family="paragraph" style:parent-style-name="sect3">
      <style:paragraph-properties fo:break-before="page"/>
    </style:style>
    <style:style style:name="P24" style:family="paragraph" style:parent-style-name="text-body" style:list-style-name="L2"/>
    <style:style style:name="P25" style:family="paragraph" style:parent-style-name="Text_20_body" style:list-style-name="L2"/>
    <style:style style:name="P26" style:family="paragraph" style:parent-style-name="_2a__20_RA-Code" style:list-style-name="L2"/>
    <style:style style:name="P27" style:family="paragraph" style:parent-style-name="_2a__20_RA-Code" style:list-style-name="L5"/>
    <style:style style:name="P28" style:family="paragraph" style:parent-style-name="_2a__20_RA-Content" style:list-style-name="L2"/>
    <style:style style:name="P29"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8046557622816141879" text:style-name="L1">
        <text:list-item>
          <text:p text:style-name="P10">Log into the Foreman user interface. </text:p>
        </text:list-item>
        <text:list-item>
          <text:p text:style-name="P10">Move the mouse over the <text:span text:style-name="_2a__20_RA-UI_20_Element">Administer</text:span> drop down menu on the right side of the interface. </text:p>
        </text:list-item>
        <text:list-item>
          <text:p text:style-name="P10">Select <text:span text:style-name="_2a__20_RA-UI_20_Element">Settings</text:span> from the menu. </text:p>
        </text:list-item>
        <text:list-item>
          <text:p text:style-name="P10">Select the <text:span text:style-name="_2a__20_RA-UI_20_Element">Provisioning</text:span> tab. </text:p>
        </text:list-item>
        <text:list-item>
          <text:p text:style-name="P10">Select <text:span text:style-name="_2a__20_RA-UI_20_Element">Value</text:span> for the <text:span text:style-name="_2a__20_RA-UI_20_Element">ignore_puppet_facts_for_provisioning</text:span> setting. </text:p>
          <text:list>
            <text:list-item>
              <text:p text:style-name="P10">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cd /root<text:line-break/><text:line-break/># tar xzvf /PATH/TO/FILE/dell-pilot-deploy.tgz</text:p>
      <text:p text:style-name="Text_20_body"/>
      <text:h text:style-name="P20" text:outline-level="2"/>
      <text:h text:style-name="P21" text:outline-level="2">Version Locking</text:h>
      <text:p text:style-name="text-body">Execute the following command to make the version locking files available during node provisioning:</text:p>
      <text:p text:style-name="_2a__20_RA-Code"># cp -r /root/dell-pilot-deploy/vlock_files /usr/share/foreman/public</text:p>
      <text:h text:style-name="sect2" text:outline-level="2"><text:bookmark-start text:name="_the_hammer_command"/>The hammer command<text:bookmark-end text:name="_the_hammer_command"/></text:h>
      <text:list xml:id="list2720064826872704849" text:style-name="L2">
        <text:list-item>
          <text:p text:style-name="P11">Install the packages that contain the <text:span text:style-name="_2a__20_RA-Software_20_Name">hammer</text:span> command. </text:p>
          <text:p text:style-name="P26"># yum -y install "*hammer*"</text:p>
          <text:p text:style-name="P24"/>
          <text:p text:style-name="P24">This should install the following packages:</text:p>
          <text:list>
            <text:list-item>
              <text:p text:style-name="P11"><text:span text:style-name="_2a__20_RA-Software_20_Name">rubygem-hammer_cli-doc-0.1.1-12.el6sat.noarch</text:span> </text:p>
            </text:list-item>
            <text:list-item>
              <text:p text:style-name="P11"><text:span text:style-name="_2a__20_RA-Software_20_Name">rubygem-hammer_cli-0.1.1-12.el6sat.noarch</text:span> </text:p>
            </text:list-item>
            <text:list-item>
              <text:p text:style-name="P11"><text:span text:style-name="_2a__20_RA-Software_20_Name">rubygem-hammer_cli_foreman-0.1.1-16.el6sat.noarch</text:span> </text:p>
            </text:list-item>
            <text:list-item>
              <text:p text:style-name="P11"><text:span text:style-name="_2a__20_RA-Software_20_Name">rubygem-hammer_cli_foreman-doc-0.1.1-16.el6sat.noarch</text:span> </text:p>
            </text:list-item>
          </text:list>
        </text:list-item>
        <text:list-item>
          <text:p text:style-name="P11">Configure the <text:span text:style-name="_2a__20_RA-Software_20_Name">hammer</text:span> command to display <text:span text:style-name="_2a__20_RA-Variable_20_Data">200</text:span> items per page. This just makes it easier to read everything. </text:p>
          <text:list>
            <text:list-item>
              <text:p text:style-name="P11">Replace the value for the <text:span text:style-name="_2a__20_RA-UI_20_Element">:per_page:</text:span> option in the <text:span text:style-name="_2a__20_RA-File">/etc/hammer/cli_config.yml</text:span> file. </text:p>
            </text:list-item>
          </text:list>
        </text:list-item>
        <text:list-item>
          <text:p text:style-name="P11">Configure the <text:span text:style-name="_2a__20_RA-Software_20_Name">hammer</text:span> command to not prompt for a username/password when connecting. </text:p>
          <text:list>
            <text:list-item>
              <text:p text:style-name="P11">Add the following to the beginning of the /etc/hammer/cli_config.yml file. Replace the name and password appropriately. </text:p>
              <text:p text:style-name="P28">:foreman:<text:line-break/> :username: 'admin'<text:line-break/> :password: 'changeme'</text:p>
            </text:list-item>
            <text:list-item>
              <text:p text:style-name="P25"/>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22" text:outline-level="3"><text:soft-page-break/></text:h>
      <text:h text:style-name="P23"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2377211115341558575" text:style-name="L3">
        <text:list-item>
          <text:p text:style-name="P12"><text:span text:style-name="_2a__20_RA-Software_20_Name">mkdir /usr/share/foreman/public/iso</text:span> </text:p>
        </text:list-item>
        <text:list-item>
          <text:p text:style-name="P12">Copy the RHEL7 iso to the <text:span text:style-name="_2a__20_RA-File">/root</text:span> directory of the foreman node </text:p>
        </text:list-item>
        <text:list-item>
          <text:p text:style-name="P12">Edit<text:span text:style-name="_2a__20_RA-File"> /etc/fstab </text:span></text:p>
        </text:list-item>
        <text:list-item>
          <text:p text:style-name="P12">Add the following line to the end: </text:p>
          <text:list>
            <text:list-header>
              <text:p text:style-name="P29">/root/RHEL-7.0-Server-x86_64-dvd.iso /usr/share/foreman/public/iso iso9660 loop,ro 0 0</text:p>
            </text:list-header>
          </text:list>
        </text:list-item>
        <text:list-item>
          <text:p text:style-name="P12">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2679653081821309610" text:style-name="L4">
        <text:list-item>
          <text:p text:style-name="P13">On the Solution Admin Host: </text:p>
          <text:list>
            <text:list-item>
              <text:p text:style-name="P13"><text:span text:style-name="_2a__20_RA-Software_20_Name">yum install httpd</text:span> </text:p>
            </text:list-item>
            <text:list-item>
              <text:p text:style-name="P13">Configure <text:span text:style-name="_2a__20_RA-Software_20_Name">httpd</text:span> with any options you want. Defaults will work, but are not secure. </text:p>
            </text:list-item>
            <text:list-item>
              <text:p text:style-name="P13">copy the ISO to the SAH in <text:span text:style-name="_2a__20_RA-File">/store/data/iso</text:span> </text:p>
            </text:list-item>
            <text:list-item>
              <text:p text:style-name="P13"><text:span text:style-name="_2a__20_RA-Software_20_Name">"mount -o loop ISO NAME /mnt"</text:span> </text:p>
            </text:list-item>
            <text:list-item>
              <text:p text:style-name="P13"><text:span text:style-name="_2a__20_RA-Software_20_Name">"mkdir /store/data/iso/RHEL6.5" (Name of the OS)</text:span> </text:p>
            </text:list-item>
            <text:list-item>
              <text:p text:style-name="P13"><text:span text:style-name="_2a__20_RA-Software_20_Name">"rsync -av /mnt/ /store/data/iso/RHEL6.5"</text:span> </text:p>
            </text:list-item>
            <text:list-item>
              <text:p text:style-name="P13"><text:span text:style-name="_2a__20_RA-Software_20_Name">"umount /mnt"</text:span> </text:p>
            </text:list-item>
            <text:list-item>
              <text:p text:style-name="P13"><text:span text:style-name="_2a__20_RA-Software_20_Name">"ln -s /store/data/iso/RHEL6.5 RHEL6.5"</text:span> </text:p>
            </text:list-item>
          </text:list>
        </text:list-item>
        <text:list-item>
          <text:p text:style-name="P13">Validate the web interface works</text:p>
          <text:list>
            <text:list-header>
              <text:p text:style-name="P13">http://ipaddress of foreman/RHEL6.5/README</text:p>
            </text:list-header>
          </text:list>
        </text:list-item>
      </text:list>
      <text:h text:style-name="P20" text:outline-level="2"/>
      <text:h text:style-name="P21"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20" text:outline-level="2"/>
      <text:h text:style-name="P21"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0" text:outline-level="2"/>
      <text:h text:style-name="P21"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8304483830149778811" text:style-name="L5">
        <text:list-item>
          <text:p text:style-name="P14">Environments </text:p>
          <text:p text:style-name="P27"># hammer environment list</text:p>
        </text:list-item>
        <text:list-item>
          <text:p text:style-name="P14">Domains </text:p>
          <text:p text:style-name="P14"/>
          <text:p text:style-name="P27"># hammer domain list</text:p>
        </text:list-item>
        <text:list-item>
          <text:p text:style-name="P14">Puppet Proxy </text:p>
          <text:p text:style-name="P14"/>
          <text:p text:style-name="P27"># hammer proxy list</text:p>
        </text:list-item>
        <text:list-item>
          <text:p text:style-name="P14">Architectures</text:p>
          <text:p text:style-name="P14"/>
          <text:p text:style-name="P27">#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5545238755238090539" text:style-name="L6">
        <text:list-item>
          <text:p text:style-name="P15">Log into the Foreman UI. </text:p>
        </text:list-item>
        <text:list-item>
          <text:p text:style-name="P15">Select the <text:span text:style-name="_2a__20_RA-UI_20_Element">Administer</text:span> drop down on the top right of the window. </text:p>
        </text:list-item>
        <text:list-item>
          <text:p text:style-name="P15">Select <text:span text:style-name="_2a__20_RA-UI_20_Element">Settings</text:span>. Select the <text:span text:style-name="_2a__20_RA-UI_20_Element">Provisioning</text:span> tab. </text:p>
        </text:list-item>
        <text:list-item>
          <text:p text:style-name="P15">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2" text:outline-level="3"/>
      <text:h text:style-name="P23"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8" text:outline-level="1"/>
      <text:h text:style-name="P19"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0" text:outline-level="2"/>
      <text:h text:style-name="P21"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3157916714734302939" text:style-name="L7">
        <text:list-item>
          <text:p text:style-name="P16">[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is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body"/>
      <text:h text:style-name="sect2" text:outline-level="2">Ceph Storage Nodes</text:h>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eph.vlock'</text:p>
      <text:h text:style-name="P21"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5375760514082854147" text:style-name="L8">
        <text:list-header>
          <text:p text:style-name="P17"><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2" text:outline-level="3"/>
      <text:h text:style-name="P23"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text:page-number></text:span><text:span text:style-name="MT1"><text:tab/></text:span></text:p>
      </style:footer>
      <style:footer-left>
        <text:p text:style-name="Footer"><text:span text:style-name="MT2"><text:tab/></text:span><text:span text:style-name="MT2"><text:page-number text:select-page="current">3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8T10:01:10.35</dc:date>
    <meta:editing-duration>PT2H45M15S</meta:editing-duration>
    <meta:editing-cycles>12</meta:editing-cycles>
    <meta:generator>OpenOffice/4.1.1$Win32 OpenOffice.org_project/411m6$Build-9775</meta:generator>
    <meta:document-statistic meta:table-count="7" meta:image-count="8" meta:object-count="0" meta:page-count="33" meta:paragraph-count="314" meta:word-count="5546" meta:character-count="41596"/>
  </office:meta>
</office:document-meta>
</file>